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9d57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37c70a" officeooo:paragraph-rsid="00069d57" style:font-weight-asian="bold" style:font-weight-complex="bold"/>
    </style:style>
    <style:style style:name="P3" style:family="paragraph" style:parent-style-name="Table_20_Contents" style:list-style-name="L6">
      <style:text-properties fo:font-weight="bold" officeooo:rsid="0059e377" officeooo:paragraph-rsid="00069d57" style:font-weight-asian="bold" style:font-weight-complex="bold"/>
    </style:style>
    <style:style style:name="P4" style:family="paragraph" style:parent-style-name="Table_20_Contents" style:list-style-name="L6">
      <style:text-properties fo:font-weight="bold" officeooo:rsid="005e1e0b" officeooo:paragraph-rsid="00069d57" style:font-weight-asian="bold" style:font-weight-complex="bold"/>
    </style:style>
    <style:style style:name="P5" style:family="paragraph" style:parent-style-name="Table_20_Contents">
      <style:text-properties fo:font-weight="bold" officeooo:rsid="005e1e0b" officeooo:paragraph-rsid="00069d57" style:font-weight-asian="bold" style:font-weight-complex="bold"/>
    </style:style>
    <style:style style:name="P6" style:family="paragraph" style:parent-style-name="Table_20_Contents">
      <style:text-properties fo:font-weight="bold" officeooo:rsid="00691f84" officeooo:paragraph-rsid="00069d57" style:font-weight-asian="bold" style:font-weight-complex="bold"/>
    </style:style>
    <style:style style:name="P7" style:family="paragraph" style:parent-style-name="Table_20_Contents">
      <style:text-properties fo:font-weight="bold" officeooo:rsid="00672b18" officeooo:paragraph-rsid="00069d57" style:font-weight-asian="bold" style:font-weight-complex="bold"/>
    </style:style>
    <style:style style:name="P8" style:family="paragraph" style:parent-style-name="Table_20_Contents" style:list-style-name="L1">
      <style:text-properties officeooo:rsid="0057297e" officeooo:paragraph-rsid="00069d57"/>
    </style:style>
    <style:style style:name="P9" style:family="paragraph" style:parent-style-name="Table_20_Contents">
      <style:text-properties officeooo:rsid="0057297e" officeooo:paragraph-rsid="00069d57"/>
    </style:style>
    <style:style style:name="P10" style:family="paragraph" style:parent-style-name="Table_20_Contents" style:list-style-name="L5">
      <style:text-properties officeooo:rsid="00586711" officeooo:paragraph-rsid="00069d57"/>
    </style:style>
    <style:style style:name="P11" style:family="paragraph" style:parent-style-name="Table_20_Contents">
      <style:text-properties officeooo:rsid="00586711" officeooo:paragraph-rsid="00069d57"/>
    </style:style>
    <style:style style:name="P12" style:family="paragraph" style:parent-style-name="Table_20_Contents" style:list-style-name="L6">
      <style:text-properties officeooo:rsid="0058e7ed" officeooo:paragraph-rsid="00069d57"/>
    </style:style>
    <style:style style:name="P13" style:family="paragraph" style:parent-style-name="Table_20_Contents">
      <style:text-properties officeooo:rsid="0058e7ed" officeooo:paragraph-rsid="00069d57"/>
    </style:style>
    <style:style style:name="P14" style:family="paragraph" style:parent-style-name="Table_20_Contents">
      <style:text-properties officeooo:rsid="0064f847" officeooo:paragraph-rsid="00069d57"/>
    </style:style>
    <style:style style:name="P15" style:family="paragraph" style:parent-style-name="Table_20_Contents">
      <style:text-properties officeooo:rsid="0065b323" officeooo:paragraph-rsid="00069d57"/>
    </style:style>
    <style:style style:name="P16" style:family="paragraph" style:parent-style-name="Table_20_Contents" style:list-style-name="L7">
      <style:text-properties officeooo:rsid="0068b481" officeooo:paragraph-rsid="00069d57"/>
    </style:style>
    <style:style style:name="P17" style:family="paragraph" style:parent-style-name="Table_20_Contents">
      <style:text-properties officeooo:rsid="0068b481" officeooo:paragraph-rsid="00069d57"/>
    </style:style>
    <style:style style:name="P18" style:family="paragraph" style:parent-style-name="Table_20_Contents">
      <style:text-properties officeooo:rsid="00691f84" officeooo:paragraph-rsid="00069d57"/>
    </style:style>
    <style:style style:name="P19" style:family="paragraph" style:parent-style-name="Table_20_Contents">
      <style:text-properties officeooo:rsid="004f73ae" officeooo:paragraph-rsid="00069d57"/>
    </style:style>
    <style:style style:name="P20" style:family="paragraph" style:parent-style-name="Table_20_Contents">
      <style:text-properties fo:font-style="italic" officeooo:rsid="004fd735" officeooo:paragraph-rsid="00069d57" style:font-style-asian="italic" style:font-style-complex="italic"/>
    </style:style>
    <style:style style:name="P21" style:family="paragraph" style:parent-style-name="Table_20_Contents">
      <style:text-properties fo:font-style="normal" officeooo:rsid="004f73ae" officeooo:paragraph-rsid="00069d57" style:font-style-asian="normal" style:font-style-complex="normal"/>
    </style:style>
    <style:style style:name="P22" style:family="paragraph" style:parent-style-name="Table_20_Contents">
      <style:text-properties fo:font-style="normal" officeooo:rsid="0058eadc" officeooo:paragraph-rsid="00069d57" style:font-style-asian="normal" style:font-style-complex="normal"/>
    </style:style>
    <style:style style:name="T1" style:family="text">
      <style:text-properties officeooo:rsid="0058a44e"/>
    </style:style>
    <style:style style:name="T2" style:family="text">
      <style:text-properties fo:font-weight="bold" officeooo:rsid="0059e377" style:font-weight-asian="bold" style:font-weight-complex="bold"/>
    </style:style>
    <style:style style:name="T3" style:family="text">
      <style:text-properties officeooo:rsid="005e1e0b"/>
    </style:style>
    <style:style style:name="T4" style:family="text">
      <style:text-properties officeooo:rsid="004fd735"/>
    </style:style>
    <style:style style:name="T5" style:family="text">
      <style:text-properties fo:font-style="italic" officeooo:rsid="004fd735" style:font-style-asian="italic" style:font-style-complex="italic"/>
    </style:style>
    <style:style style:name="T6" style:family="text">
      <style:text-properties officeooo:rsid="0051a1ad"/>
    </style:style>
    <style:style style:name="T7" style:family="text">
      <style:text-properties officeooo:rsid="0058eadc"/>
    </style:style>
    <style:style style:name="T8" style:family="text">
      <style:text-properties officeooo:rsid="005307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3" table:style-name="Table3">
        <table:table-column table:style-name="Table3.A"/>
        <table:table-row table:style-name="TableLine94210768554240">
          <table:table-cell table:style-name="Table3.A1" office:value-type="string">
            <text:p text:style-name="P2">ANSIBLE</text:p>
          </table:table-cell>
        </table:table-row>
        <table:table-row table:style-name="TableLine94210769323584">
          <table:table-cell table:style-name="Table3.A2" office:value-type="string">
            <text:list xml:id="list2492705744" text:style-name="L1">
              <text:list-item>
                <text:p text:style-name="P8">Controller, Master, Ansible Engine</text:p>
              </text:list-item>
              <text:list-item>
                <text:p text:style-name="P8">Control Nodes</text:p>
              </text:list-item>
              <text:list-item>
                <text:p text:style-name="P8">Inventory</text:p>
              </text:list-item>
              <text:list-item>
                <text:p text:style-name="P8">Playbook</text:p>
              </text:list-item>
            </text:list>
            <text:p text:style-name="P9"/>
          </table:table-cell>
        </table:table-row>
        <table:table-row table:style-name="TableLine94210769406016">
          <table:table-cell table:style-name="Table3.A2" office:value-type="string">
            <text:p text:style-name="P9">Installation in Centos:</text:p>
            <text:p text:style-name="P9">- yum install epel-release</text:p>
            <text:p text:style-name="P9">- yum install ansible</text:p>
            <text:p text:style-name="P9"/>
          </table:table-cell>
        </table:table-row>
        <table:table-row table:style-name="TableLine94210769422288">
          <table:table-cell table:style-name="Table3.A2" office:value-type="string">
            <text:p text:style-name="P11">Preconfiguration:</text:p>
            <text:p text:style-name="P11">- python should be installed on all nodes, master and controlled nodes</text:p>
            <text:p text:style-name="P11">- since it works with ssh, following things should be configured:</text:p>
            <text:list xml:id="list3497137287" text:style-name="L5">
              <text:list-item>
                <text:p text:style-name="P10">password authentication</text:p>
              </text:list-item>
              <text:list-item>
                <text:p text:style-name="P10">password less authentication: ssh ansible@host_name</text:p>
                <text:list>
                  <text:list-item>
                    <text:p text:style-name="P10">make common ansible user in all host with simialr password with sudo previliges</text:p>
                  </text:list-item>
                  <text:list-item>
                    <text:p text:style-name="P10">edit sudoer files to ensure sudo previliges</text:p>
                  </text:list-item>
                  <text:list-item>
                    <text:p text:style-name="P10">enable password authentication @ ssh_conf file</text:p>
                  </text:list-item>
                  <text:list-item>
                    <text:p text:style-name="P10">generate key @ master and copy it to all other hosts.</text:p>
                  </text:list-item>
                </text:list>
              </text:list-item>
            </text:list>
            <text:p text:style-name="P11"/>
            <text:p text:style-name="P11">-<text:span text:style-name="T1">test connection:</text:span></text:p>
            <text:p text:style-name="P11"/>
            <text:p text:style-name="P11"/>
          </table:table-cell>
        </table:table-row>
        <table:table-row table:style-name="TableLine94210769425200">
          <table:table-cell table:style-name="Table3.A2" office:value-type="string">
            <text:p text:style-name="P13">Config file to install fd client in all managed nodes:</text:p>
            <text:p text:style-name="P13"/>
            <text:list xml:id="list2552703976" text:style-name="L6">
              <text:list-item>
                <text:p text:style-name="P12">-<text:span text:style-name="T2">make sure to run the every operation in ansible with ansible user.</text:span></text:p>
              </text:list-item>
              <text:list-item>
                <text:p text:style-name="P3">- <text:span text:style-name="T3">disable host key checking</text:span></text:p>
                <text:list>
                  <text:list-item>
                    <text:p text:style-name="P4">In ansible.cfg: (#host_key_checking = False ) </text:p>
                  </text:list-item>
                </text:list>
              </text:list-item>
            </text:list>
            <text:p text:style-name="P5"/>
            <text:list xml:id="list161657328831341" text:continue-numbering="true" text:style-name="L6">
              <text:list-item>
                <text:p text:style-name="P4"/>
              </text:list-item>
            </text:list>
          </table:table-cell>
        </table:table-row>
        <table:table-row table:style-name="TableLine94210769405696">
          <table:table-cell table:style-name="Table3.A2" office:value-type="string">
            <text:p text:style-name="P14">Dynamic Inventory:</text:p>
            <text:p text:style-name="P14"/>
            <text:p text:style-name="P14"/>
          </table:table-cell>
        </table:table-row>
        <table:table-row table:style-name="TableLine94210769429088">
          <table:table-cell table:style-name="Table3.A2" office:value-type="string">
            <text:p text:style-name="P15">Writing a playbook:</text:p>
            <text:p text:style-name="P15"/>
            <text:list xml:id="list88240571" text:style-name="L7">
              <text:list-item>
                <text:p text:style-name="P16">check if firewall is running</text:p>
              </text:list-item>
              <text:list-item>
                <text:p text:style-name="P16">check if selinux in enable</text:p>
              </text:list-item>
              <text:list-item>
                <text:p text:style-name="P16">disable or configure as accordingly</text:p>
              </text:list-item>
              <text:list-item>
                <text:p text:style-name="P16">check if bacula-fd is running:</text:p>
              </text:list-item>
              <text:list-item>
                <text:p text:style-name="P16">install if not.</text:p>
              </text:list-item>
            </text:list>
            <text:p text:style-name="P17"/>
            <text:p text:style-name="P6">service_facts, </text:p>
            <text:p text:style-name="P6">package_facts:</text:p>
            <text:p text:style-name="P18"/>
            <text:p text:style-name="P15"/>
            <text:p text:style-name="P15"/>
            <text:p text:style-name="P7">play - &gt; task - &gt; </text:p>
            <text:p text:style-name="P7"/>
            <text:p text:style-name="P15"><text:soft-page-break/>---</text:p>
            <text:p text:style-name="P15"><text:s/>- hosts:</text:p>
            <text:p text:style-name="P15"><text:s text:c="4"/>tasks:</text:p>
            <text:p text:style-name="P15"><text:s text:c="4"/>-</text:p>
            <text:p text:style-name="P15"><text:s text:c="4"/>- </text:p>
            <text:p text:style-name="P15"/>
            <text:p text:style-name="P15"/>
            <text:p text:style-name="P15"/>
          </table:table-cell>
        </table:table-row>
        <table:table-row table:style-name="TableLine94210769429616">
          <table:table-cell table:style-name="Table3.A2" office:value-type="string">
            <text:p text:style-name="P19">Requested strict key checking: <text:s/><text:span text:style-name="T4">sss key issue. Need to remove the ssh key already entered in </text:span><text:span text:style-name="T5">/home /ansible / .ssh / known_hosts/ , </text:span></text:p>
            <text:p text:style-name="P20">- remove key already entered and add a new key.</text:p>
            <text:p text:style-name="P20"/>
            <text:p text:style-name="P20"/>
            <text:p text:style-name="P21">- <text:span text:style-name="T6">sudo password missing, </text:span><text:span text:style-name="T7">should supply password with envi variable (need to research on this)</text:span></text:p>
            <text:p text:style-name="P22">= edit visudoer file.</text:p>
            <text:p text:style-name="P21"/>
            <text:p text:style-name="P21"/>
            <text:p text:style-name="P21">- <text:span text:style-name="T8">could not access or find the file while copying file. : </text:span><text:span text:style-name="T7">should be made accessible users</text:span></text:p>
            <text:p text:style-name="P21"/>
            <text:p text:style-name="P21"/>
            <text:p text:style-name="P21"/>
            <text:p text:style-name="P21"/>
            <text:p text:style-name="P2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6:16:35.136285769</meta:creation-date>
    <dc:date>2021-12-16T16:16:51.704900429</dc:date>
    <meta:editing-duration>PT17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2" meta:paragraph-count="43" meta:word-count="253" meta:character-count="1457" meta:non-whitespace-character-count="1246"/>
  </office:meta>
</office:document-meta>
</file>